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999cm" svg:height="8.999cm" svg:x="3.473cm" svg:y="3.5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6cm" fo:margin-bottom="0cm" fo:text-indent="0cm"/>
      <style:text-properties fo:font-size="28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4cm" fo:margin-bottom="0cm" fo:text-indent="0cm"/>
      <style:text-properties fo:font-size="24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3cm" fo:margin-bottom="0cm" fo:text-indent="0cm"/>
      <style:text-properties fo:font-size="20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2cm" svg:height="2cm" svg:x="2cm" svg:y="0cm" presentation:class="title" presentation:placeholder="true">
        <draw:text-box/>
      </draw:frame>
      <draw:frame presentation:style-name="Default-outline1" draw:layer="backgroundobjects" svg:width="10cm" svg:height="12cm" svg:x="2cm" svg:y="2.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7-26T15:07:59.211000000</meta:creation-date>
    <dc:title>24x16</dc:title>
    <meta:editing-duration>PT12M43S</meta:editing-duration>
    <meta:editing-cycles>4</meta:editing-cycles>
    <meta:generator>B_forCommit/7.1.0.0.alpha0$Windows_X86_64 LibreOffice_project/e3bf5b17bf4b8c8a7abb2c524d0f0da34295766c</meta:generator>
    <meta:initial-creator>Regina Henschel</meta:initial-creator>
    <dc:date>2020-07-26T20:22:48.654000000</dc:date>
    <dc:creator>Regina Henschel</dc:creator>
    <meta:document-statistic meta:object-count="2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solid" draw:fill-color="#32cd32" draw:opacity-name="ChartTransparencyGradient_20_1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subtitle svg:x="0cm" svg:y="0cm" chart:style-name="ch2">
          <text:p/>
        </chart:subtitle>
        <chart:legend chart:legend-position="end" svg:x="14.398cm" svg:y="4.198cm" style:legend-expansion="high" chart:style-name="ch3"/>
        <chart:plot-area chart:style-name="ch4" chart:data-source-has-labels="both" svg:x="0.32cm" svg:y="0.18cm" svg:width="13.758cm" svg:height="8.64cm">
          <chart:coordinate-region svg:x="0.952cm" svg:y="0.382cm" svg:width="13.126cm" svg:height="7.785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les</text:p>
              </table:table-cell>
            </table:table-row>
          </table:table-header-rows>
          <table:table-rows>
            <table:table-row>
              <table:table-cell office:value-type="string">
                <text:p>Ann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Bob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om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B_forCommit/7.1.0.0.alpha0$Windows_X86_64 LibreOffice_project/e3bf5b17bf4b8c8a7abb2c524d0f0da34295766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opacity draw:name="ChartTransparencyGradient_20_1" draw:display-name="ChartTransparencyGradient 1" draw:style="axial" draw:start="0%" draw:end="100%" draw:angle="0deg" draw:border="0%"/>
  </office:styles>
</office:document-styles>
</file>